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</text:span><text:span text:style-name="T3">b</text:span><text:span text:style-name="T3">r</text:span><text:span text:style-name="T3">u</text:span><text:span text:style-name="T3">D</text:span><text:span text:style-name="T3">i</text:span><text:span text:style-name="T3">r</text:span><text:span text:style-name="T3">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</text:span><text:span text:style-name="T3">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</text:span><text:span text:style-name="T2">a</text:span><text:span text:style-name="T2">w</text:span><text:span text:style-name="T2">C</text:span><text:span text:style-name="T2">at</text:span><text:span text:style-name="T2">Tr</text:span><text:span text:style-name="T2">ee</text:span><text:span text:style-name="T2">Di</text:span><text:span text:style-name="T2">st</text:span><text:span text:style-name="T2">s.</text:span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</text:span><text:span text:style-name="T9">mC</text:span><text:span text:style-name="T9">atT</text:span><text:span text:style-name="T9">ree</text:span><text:span text:style-name="T9">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</text:span><text:span text:style-name="T2">a</text:span><text:span text:style-name="T2">b</text:span><text:span text:style-name="T2">l</text:span><text:span text:style-name="T2">e</text:span><text:span text:style-name="T2">s</text:span><text:span text:style-name="T2">.</text:span><text:span text:style-name="T2">r</text:span><text:span text:style-name="T2">o</text:span><text:span text:style-name="T2">o</text:span><text:span text:style-name="T2">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12-22T14:28:52.837233968</dc:date>
    <meta:editing-duration>PT22H58M18S</meta:editing-duration>
    <meta:editing-cycles>69</meta:editing-cycles>
    <meta:generator>LibreOffice/6.0.7.3$Linux_X86_64 LibreOffice_project/00m0$Build-3</meta:generator>
    <meta:document-statistic meta:object-count="166"/>
  </office:meta>
</office:document-meta>
</file>